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76.89" calcext:value-type="float">
            <text:p>76,89</text:p>
          </table:table-cell>
          <table:table-cell office:value-type="float" office:value="1.47922835" calcext:value-type="float">
            <text:p>1,47922835</text:p>
          </table:table-cell>
          <table:table-cell table:style-name="ce4" office:value-type="float" office:value="0.00641596" calcext:value-type="float">
            <text:p>0,00641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80.14" calcext:value-type="float">
            <text:p>80,14</text:p>
          </table:table-cell>
          <table:table-cell office:value-type="float" office:value="1.70018814" calcext:value-type="float">
            <text:p>1,70018814</text:p>
          </table:table-cell>
          <table:table-cell table:style-name="ce4" office:value-type="float" office:value="0.00006244" calcext:value-type="float">
            <text:p>0,00006244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3.25" calcext:value-type="float">
            <text:p>-3,25</text:p>
          </table:table-cell>
          <table:table-cell table:formula="of:=[.C2]-[.C3]" office:value-type="float" office:value="-0.22095979" calcext:value-type="float">
            <text:p>-0,22095979</text:p>
          </table:table-cell>
          <table:table-cell table:formula="of:=[.D2]-[.D3]" office:value-type="float" office:value="0.00635352" calcext:value-type="float">
            <text:p>0,00635352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7:01:48.72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7:34:05.875000000</dc:date>
    <meta:editing-duration>PT4H11M48S</meta:editing-duration>
    <meta:editing-cycles>12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